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loext:contextual-spacing="true" fo:line-height="100%"/>
      <style:text-properties style:font-name="Calibri1" fo:font-size="28pt" fo:letter-spacing="-0.0071in" fo:language="de" fo:country="DE" style:letter-kerning="true" style:font-name-asian="Times New Roman" style:font-size-asian="28pt" style:font-name-complex="Times New Roman" style:font-size-complex="28pt"/>
    </style:style>
    <style:style style:name="P3" style:family="paragraph" style:parent-style-name="Standard">
      <style:text-properties style:font-name="Calibri1" fo:language="de" fo:country="DE" style:font-name-asian="Calibri2" style:font-name-complex="Times New Roman"/>
    </style:style>
    <style:style style:name="P4" style:family="paragraph" style:parent-style-name="Standard">
      <style:text-properties style:font-name="Calibri1" fo:language="de" fo:country="DE" officeooo:rsid="0009adfa" officeooo:paragraph-rsid="0009adfa" style:font-name-asian="Calibri2" style:font-name-complex="Times New Roman"/>
    </style:style>
    <style:style style:name="P5" style:family="paragraph" style:parent-style-name="Standard">
      <style:text-properties style:font-name="Calibri1" fo:font-size="12pt" fo:language="de" fo:country="DE" fo:font-weight="bold" style:font-name-asian="Calibri2" style:font-size-asian="12pt" style:font-weight-asian="bold" style:font-name-complex="Times New Roman"/>
    </style:style>
    <style:style style:name="P6" style:family="paragraph" style:parent-style-name="Standard">
      <style:paragraph-properties fo:text-align="end" style:justify-single-word="false"/>
      <style:text-properties style:font-name="Calibri1" fo:font-size="12pt" fo:language="de" fo:country="DE" fo:font-weight="bold" style:font-name-asian="Calibri2" style:font-size-asian="12pt" style:font-weight-asian="bold" style:font-name-complex="Times New Roman"/>
    </style:style>
    <style:style style:name="P7" style:family="paragraph" style:parent-style-name="Standard">
      <style:paragraph-properties fo:text-align="end" style:justify-single-word="false"/>
      <style:text-properties style:font-name="Calibri1" fo:font-size="12pt" fo:language="de" fo:country="DE" fo:font-style="italic" style:font-name-asian="Calibri2" style:font-size-asian="12pt" style:font-style-asian="italic" style:font-name-complex="Times New Roman"/>
    </style:style>
    <style:style style:name="P8" style:family="paragraph" style:parent-style-name="Standard">
      <style:paragraph-properties fo:text-align="end" style:justify-single-word="false"/>
      <style:text-properties style:font-name="Calibri1" fo:font-size="12pt" fo:language="de" fo:country="DE" fo:font-style="italic" officeooo:paragraph-rsid="005d7969" style:font-name-asian="Calibri2" style:font-size-asian="12pt" style:font-style-asian="italic" style:font-name-complex="Times New Roman"/>
    </style:style>
    <style:style style:name="P9" style:family="paragraph" style:parent-style-name="Standard">
      <style:text-properties style:font-name="Calibri1" fo:language="de" fo:country="AT"/>
    </style:style>
    <style:style style:name="P10" style:family="paragraph" style:parent-style-name="Standard" style:master-page-name="Standard">
      <style:paragraph-properties style:page-number="auto"/>
      <style:text-properties style:font-name="Calibri1" fo:language="de" fo:country="DE" style:font-name-asian="Calibri2" style:font-name-complex="Times New Roman"/>
    </style:style>
    <style:style style:name="P11" style:family="paragraph" style:parent-style-name="Heading_20_1">
      <style:paragraph-properties fo:break-before="page"/>
      <style:text-properties style:font-name="Calibri1" fo:language="de" fo:country="AT"/>
    </style:style>
    <style:style style:name="P12" style:family="paragraph" style:parent-style-name="Heading_20_1">
      <style:text-properties style:font-name="Calibri1"/>
    </style:style>
    <style:style style:name="P13" style:family="paragraph" style:parent-style-name="Heading_20_1">
      <style:text-properties style:font-name="Calibri1" fo:language="de" fo:country="AT"/>
    </style:style>
    <style:style style:name="P14" style:family="paragraph" style:parent-style-name="No_20_Spacing" style:list-style-name="WWNum15">
      <style:paragraph-properties fo:text-align="justify" style:justify-single-word="false"/>
    </style:style>
    <style:style style:name="P15" style:family="paragraph" style:parent-style-name="No_20_Spacing" style:list-style-name="L5">
      <style:paragraph-properties fo:text-align="justify" style:justify-single-word="false"/>
      <style:text-properties officeooo:paragraph-rsid="005d1ec6"/>
    </style:style>
    <style:style style:name="P16" style:family="paragraph" style:parent-style-name="No_20_Spacing" style:list-style-name="WWNum18">
      <style:text-properties officeooo:paragraph-rsid="005d1ec6"/>
    </style:style>
    <style:style style:name="P17" style:family="paragraph" style:parent-style-name="No_20_Spacing" style:list-style-name="WWNum18">
      <style:text-properties officeooo:rsid="005d1ec6" officeooo:paragraph-rsid="005d1ec6"/>
    </style:style>
    <style:style style:name="P18" style:family="paragraph" style:parent-style-name="No_20_Spacing">
      <style:text-properties style:font-name="Calibri1"/>
    </style:style>
    <style:style style:name="P19" style:family="paragraph" style:parent-style-name="No_20_Spacing">
      <style:paragraph-properties fo:text-align="justify" style:justify-single-word="false"/>
      <style:text-properties style:font-name="Calibri1" fo:language="de" fo:country="DE" fo:font-style="italic" style:font-style-asian="italic"/>
    </style:style>
    <style:style style:name="P20" style:family="paragraph" style:parent-style-name="No_20_Spacing" style:list-style-name="WWNum11">
      <style:paragraph-properties fo:text-align="justify" style:justify-single-word="false"/>
      <style:text-properties style:font-name="Calibri1" fo:language="de" fo:country="DE" fo:font-style="italic" style:font-style-asian="italic"/>
    </style:style>
    <style:style style:name="P21" style:family="paragraph" style:parent-style-name="No_20_Spacing" style:list-style-name="WWNum13">
      <style:paragraph-properties fo:text-align="justify" style:justify-single-word="false"/>
      <style:text-properties style:font-name="Calibri1" fo:language="de" fo:country="DE" fo:font-style="italic" style:font-style-asian="italic"/>
    </style:style>
    <style:style style:name="P22" style:family="paragraph" style:parent-style-name="No_20_Spacing" style:list-style-name="WWNum13">
      <style:paragraph-properties fo:text-align="justify" style:justify-single-word="false"/>
      <style:text-properties style:font-name="Calibri1" fo:language="de" fo:country="DE" fo:font-style="italic" officeooo:paragraph-rsid="005d7969" style:font-style-asian="italic"/>
    </style:style>
    <style:style style:name="P23" style:family="paragraph" style:parent-style-name="No_20_Spacing">
      <style:paragraph-properties fo:text-align="justify" style:justify-single-word="false"/>
      <style:text-properties style:font-name="Calibri1" fo:language="de" fo:country="DE" fo:font-style="italic" officeooo:paragraph-rsid="005bfbbb" style:font-style-asian="italic"/>
    </style:style>
    <style:style style:name="P24" style:family="paragraph" style:parent-style-name="No_20_Spacing" style:list-style-name="WWNum15">
      <style:paragraph-properties fo:text-align="justify" style:justify-single-word="false"/>
      <style:text-properties style:font-name="Calibri1" fo:language="de" fo:country="DE" fo:font-style="italic" style:font-style-asian="italic"/>
    </style:style>
    <style:style style:name="P25" style:family="paragraph" style:parent-style-name="No_20_Spacing" style:list-style-name="WWNum15">
      <style:paragraph-properties fo:text-align="justify" style:justify-single-word="false"/>
      <style:text-properties style:font-name="Calibri1" fo:language="de" fo:country="DE" fo:font-style="italic" officeooo:paragraph-rsid="005bfbbb" style:font-style-asian="italic"/>
    </style:style>
    <style:style style:name="P26" style:family="paragraph" style:parent-style-name="No_20_Spacing">
      <style:paragraph-properties fo:text-align="justify" style:justify-single-word="false"/>
      <style:text-properties style:font-name="Calibri1" fo:language="de" fo:country="DE" fo:font-style="italic" officeooo:rsid="00183c55" officeooo:paragraph-rsid="00183c55" style:font-style-asian="italic"/>
    </style:style>
    <style:style style:name="P27" style:family="paragraph" style:parent-style-name="No_20_Spacing">
      <style:paragraph-properties fo:text-align="justify" style:justify-single-word="false"/>
      <style:text-properties style:font-name="Calibri1" fo:language="de" fo:country="DE" fo:font-style="italic" officeooo:rsid="005baac4" officeooo:paragraph-rsid="005baac4" style:font-style-asian="italic"/>
    </style:style>
    <style:style style:name="P28" style:family="paragraph" style:parent-style-name="No_20_Spacing" style:list-style-name="WWNum14">
      <style:paragraph-properties fo:text-align="justify" style:justify-single-word="false"/>
      <style:text-properties style:font-name="Calibri1" fo:language="de" fo:country="DE" fo:font-style="italic" officeooo:rsid="005baac4" officeooo:paragraph-rsid="005baac4" style:font-style-asian="italic"/>
    </style:style>
    <style:style style:name="P29" style:family="paragraph" style:parent-style-name="No_20_Spacing" style:list-style-name="WWNum14">
      <style:paragraph-properties fo:text-align="justify" style:justify-single-word="false"/>
      <style:text-properties style:font-name="Calibri1" fo:language="de" fo:country="DE" fo:font-style="italic" officeooo:rsid="005a0319" officeooo:paragraph-rsid="005a0319" style:font-style-asian="italic"/>
    </style:style>
    <style:style style:name="P30" style:family="paragraph" style:parent-style-name="No_20_Spacing" style:list-style-name="L1">
      <style:paragraph-properties fo:text-align="justify" style:justify-single-word="false"/>
      <style:text-properties style:font-name="Calibri1" fo:language="de" fo:country="DE" fo:font-style="italic" officeooo:rsid="001f88ff" officeooo:paragraph-rsid="005baac4" style:font-style-asian="italic"/>
    </style:style>
    <style:style style:name="P31" style:family="paragraph" style:parent-style-name="No_20_Spacing" style:list-style-name="L1">
      <style:paragraph-properties fo:text-align="justify" style:justify-single-word="false"/>
      <style:text-properties style:font-name="Calibri1" fo:language="de" fo:country="DE" fo:font-style="italic" officeooo:rsid="002157aa" officeooo:paragraph-rsid="005baac4" style:font-style-asian="italic"/>
    </style:style>
    <style:style style:name="P32" style:family="paragraph" style:parent-style-name="No_20_Spacing" style:list-style-name="L1">
      <style:paragraph-properties fo:text-align="justify" style:justify-single-word="false"/>
      <style:text-properties style:font-name="Calibri1" fo:language="de" fo:country="DE" fo:font-style="italic" officeooo:rsid="002708d0" officeooo:paragraph-rsid="005baac4" style:font-style-asian="italic"/>
    </style:style>
    <style:style style:name="P33" style:family="paragraph" style:parent-style-name="No_20_Spacing" style:list-style-name="L1">
      <style:paragraph-properties fo:text-align="justify" style:justify-single-word="false"/>
      <style:text-properties style:font-name="Calibri1" fo:language="de" fo:country="DE" fo:font-style="italic" officeooo:rsid="002fba3b" officeooo:paragraph-rsid="005baac4" style:font-style-asian="italic"/>
    </style:style>
    <style:style style:name="P34" style:family="paragraph" style:parent-style-name="No_20_Spacing" style:list-style-name="L4">
      <style:paragraph-properties fo:text-align="justify" style:justify-single-word="false"/>
      <style:text-properties style:font-name="Calibri1" fo:language="de" fo:country="DE" fo:font-style="italic" officeooo:rsid="005d1ec6" officeooo:paragraph-rsid="005d1ec6" style:font-style-asian="italic"/>
    </style:style>
    <style:style style:name="P35" style:family="paragraph" style:parent-style-name="No_20_Spacing" style:list-style-name="L4">
      <style:paragraph-properties fo:text-align="justify" style:justify-single-word="false"/>
      <style:text-properties style:font-name="Calibri1" fo:language="de" fo:country="DE" fo:font-style="italic" officeooo:rsid="005bfbbb" officeooo:paragraph-rsid="005bfbbb" style:font-style-asian="italic"/>
    </style:style>
    <style:style style:name="P36" style:family="paragraph" style:parent-style-name="No_20_Spacing" style:list-style-name="L4">
      <style:paragraph-properties fo:text-align="justify" style:justify-single-word="false"/>
      <style:text-properties style:font-name="Calibri1" fo:language="de" fo:country="DE" fo:font-style="italic" officeooo:rsid="000dbdea" officeooo:paragraph-rsid="005bfbbb" style:font-style-asian="italic"/>
    </style:style>
    <style:style style:name="P37" style:family="paragraph" style:parent-style-name="No_20_Spacing" style:list-style-name="L4">
      <style:paragraph-properties fo:text-align="justify" style:justify-single-word="false"/>
      <style:text-properties style:font-name="Calibri1" fo:language="de" fo:country="DE" fo:font-style="italic" officeooo:rsid="000e4d9a" officeooo:paragraph-rsid="005bfbbb" style:font-style-asian="italic"/>
    </style:style>
    <style:style style:name="P38" style:family="paragraph" style:parent-style-name="No_20_Spacing">
      <style:paragraph-properties fo:text-align="justify" style:justify-single-word="false"/>
      <style:text-properties style:font-name="Calibri1" fo:language="de" fo:country="DE" fo:font-style="italic" officeooo:rsid="0010a5ee" officeooo:paragraph-rsid="000e4d9a" style:font-style-asian="italic"/>
    </style:style>
    <style:style style:name="P39" style:family="paragraph" style:parent-style-name="No_20_Spacing" style:list-style-name="WWNum13">
      <style:paragraph-properties fo:text-align="justify" style:justify-single-word="false"/>
      <style:text-properties style:font-name="Calibri1" fo:language="de" fo:country="DE" fo:font-style="italic" officeooo:rsid="005d7969" officeooo:paragraph-rsid="005d7969" style:font-style-asian="italic"/>
    </style:style>
    <style:style style:name="P40" style:family="paragraph" style:parent-style-name="No_20_Spacing">
      <style:paragraph-properties fo:text-align="justify" style:justify-single-word="false"/>
      <style:text-properties style:font-name="Calibri1" fo:language="de" fo:country="DE" fo:font-style="italic" officeooo:rsid="005d7969" officeooo:paragraph-rsid="005d7969" style:font-style-asian="italic"/>
    </style:style>
    <style:style style:name="P41" style:family="paragraph" style:parent-style-name="No_20_Spacing">
      <style:paragraph-properties fo:text-align="justify" style:justify-single-word="false"/>
      <style:text-properties style:font-name="Calibri1" fo:language="de" fo:country="DE" fo:font-style="italic" fo:font-weight="bold" officeooo:rsid="005d7969" officeooo:paragraph-rsid="005d7969" style:font-style-asian="italic" style:font-weight-asian="bold" style:font-weight-complex="bold"/>
    </style:style>
    <style:style style:name="P42" style:family="paragraph" style:parent-style-name="No_20_Spacing" style:list-style-name="WWNum14">
      <style:paragraph-properties fo:text-align="justify" style:justify-single-word="false"/>
      <style:text-properties style:font-name="Calibri1" officeooo:paragraph-rsid="005a0319"/>
    </style:style>
    <style:style style:name="P43" style:family="paragraph" style:parent-style-name="No_20_Spacing" style:list-style-name="L3">
      <style:paragraph-properties fo:text-align="justify" style:justify-single-word="false"/>
      <style:text-properties style:font-name="Calibri1" officeooo:paragraph-rsid="0059ee9a"/>
    </style:style>
    <style:style style:name="P44" style:family="paragraph" style:parent-style-name="No_20_Spacing" style:list-style-name="WWNum14">
      <style:paragraph-properties fo:text-align="justify" style:justify-single-word="false"/>
      <style:text-properties style:font-name="Calibri1" officeooo:rsid="005baac4" officeooo:paragraph-rsid="005baac4"/>
    </style:style>
    <style:style style:name="P45" style:family="paragraph" style:parent-style-name="No_20_Spacing" style:list-style-name="L3">
      <style:paragraph-properties fo:text-align="justify" style:justify-single-word="false"/>
      <style:text-properties style:font-name="Calibri1" officeooo:rsid="005baac4" officeooo:paragraph-rsid="005baac4"/>
    </style:style>
    <style:style style:name="P46" style:family="paragraph" style:parent-style-name="No_20_Spacing">
      <style:paragraph-properties fo:text-align="justify" style:justify-single-word="false"/>
      <style:text-properties style:font-name="Calibri1" officeooo:rsid="000bdc44" officeooo:paragraph-rsid="0009adfa"/>
    </style:style>
    <style:style style:name="P47" style:family="paragraph" style:parent-style-name="No_20_Spacing" style:list-style-name="L1">
      <style:paragraph-properties fo:text-align="justify" style:justify-single-word="false"/>
      <style:text-properties style:font-name="Calibri1" officeooo:rsid="000bdc44" officeooo:paragraph-rsid="005baac4"/>
    </style:style>
    <style:style style:name="P48" style:family="paragraph" style:parent-style-name="No_20_Spacing">
      <style:paragraph-properties fo:text-align="justify" style:justify-single-word="false"/>
      <style:text-properties style:font-name="Calibri1" officeooo:rsid="0059ee9a" officeooo:paragraph-rsid="0059ee9a"/>
    </style:style>
    <style:style style:name="P49" style:family="paragraph" style:parent-style-name="No_20_Spacing" style:list-style-name="L3">
      <style:paragraph-properties fo:text-align="justify" style:justify-single-word="false"/>
      <style:text-properties style:font-name="Calibri1" officeooo:rsid="0059ee9a" officeooo:paragraph-rsid="0059ee9a"/>
    </style:style>
    <style:style style:name="P50" style:family="paragraph" style:parent-style-name="No_20_Spacing" style:list-style-name="L3">
      <style:paragraph-properties fo:text-align="justify" style:justify-single-word="false"/>
      <style:text-properties style:font-name="Calibri1" officeooo:rsid="005a0319" officeooo:paragraph-rsid="005a0319"/>
    </style:style>
    <style:style style:name="P51" style:family="paragraph" style:parent-style-name="No_20_Spacing" style:list-style-name="L1">
      <style:paragraph-properties fo:text-align="justify" style:justify-single-word="false"/>
      <style:text-properties style:font-name="Calibri1" officeooo:rsid="002fba3b" officeooo:paragraph-rsid="005baac4"/>
    </style:style>
    <style:style style:name="P52" style:family="paragraph" style:parent-style-name="No_20_Spacing">
      <style:paragraph-properties fo:text-align="justify" style:justify-single-word="false"/>
      <style:text-properties style:font-name="Calibri1" officeooo:rsid="002fba3b" officeooo:paragraph-rsid="005baac4"/>
    </style:style>
    <style:style style:name="P53" style:family="paragraph" style:parent-style-name="No_20_Spacing" style:list-style-name="L4">
      <style:paragraph-properties fo:text-align="justify" style:justify-single-word="false"/>
      <style:text-properties style:font-name="Calibri1" officeooo:rsid="005bfbbb" officeooo:paragraph-rsid="005bfbbb"/>
    </style:style>
    <style:style style:name="P54" style:family="paragraph" style:parent-style-name="No_20_Spacing">
      <style:text-properties style:font-name="Calibri1" fo:language="de" fo:country="AT" fo:font-style="italic" style:font-style-asian="italic"/>
    </style:style>
    <style:style style:name="P55" style:family="paragraph" style:parent-style-name="No_20_Spacing">
      <style:paragraph-properties fo:text-align="justify" style:justify-single-word="false"/>
      <style:text-properties style:font-name="Calibri1" fo:language="de" fo:country="AT" fo:font-style="italic" style:font-style-asian="italic"/>
    </style:style>
    <style:style style:name="P56" style:family="paragraph" style:parent-style-name="No_20_Spacing" style:list-style-name="WWNum16">
      <style:paragraph-properties fo:text-align="justify" style:justify-single-word="false"/>
      <style:text-properties style:font-name="Calibri1" fo:language="de" fo:country="AT" fo:font-style="italic" style:font-style-asian="italic"/>
    </style:style>
    <style:style style:name="P57" style:family="paragraph" style:parent-style-name="No_20_Spacing">
      <style:paragraph-properties fo:text-align="justify" style:justify-single-word="false"/>
      <style:text-properties style:font-name="Calibri1" fo:language="de" fo:country="AT" fo:font-style="italic" officeooo:rsid="000bdc44" officeooo:paragraph-rsid="000bdc44" style:font-style-asian="italic"/>
    </style:style>
    <style:style style:name="P58" style:family="paragraph" style:parent-style-name="No_20_Spacing">
      <style:paragraph-properties fo:text-align="justify" style:justify-single-word="false"/>
      <style:text-properties style:font-name="Calibri1" fo:language="de" fo:country="AT" fo:font-style="italic" officeooo:rsid="0012c5bb" officeooo:paragraph-rsid="0012c5bb" style:font-style-asian="italic"/>
    </style:style>
    <style:style style:name="P59" style:family="paragraph" style:parent-style-name="No_20_Spacing">
      <style:paragraph-properties fo:text-align="justify" style:justify-single-word="false"/>
      <style:text-properties style:font-name="Calibri1" fo:language="de" fo:country="AT" fo:font-style="italic" fo:font-weight="bold" officeooo:rsid="005d7969" officeooo:paragraph-rsid="005d7969" style:font-style-asian="italic" style:font-weight-asian="bold" style:font-weight-complex="bold"/>
    </style:style>
    <style:style style:name="P60" style:family="paragraph" style:parent-style-name="No_20_Spacing" style:list-style-name="WWNum17">
      <style:text-properties style:font-name="Calibri1" officeooo:paragraph-rsid="005d1ec6"/>
    </style:style>
    <style:style style:name="P61" style:family="paragraph" style:parent-style-name="No_20_Spacing" style:list-style-name="WWNum17">
      <style:text-properties style:font-name="Calibri1" officeooo:rsid="005d1ec6" officeooo:paragraph-rsid="005d1ec6"/>
    </style:style>
    <style:style style:name="P62" style:family="paragraph" style:parent-style-name="No_20_Spacing">
      <style:text-properties style:font-name="Calibri1" officeooo:rsid="005d1ec6" officeooo:paragraph-rsid="005d1ec6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style="italic" style:font-style-asian="italic"/>
    </style:style>
    <style:style style:name="T3" style:family="text">
      <style:text-properties fo:language="de" fo:country="AT" fo:font-style="italic" officeooo:rsid="00394dd7" style:font-style-asian="italic"/>
    </style:style>
    <style:style style:name="T4" style:family="text">
      <style:text-properties fo:language="de" fo:country="AT" fo:font-style="italic" officeooo:rsid="000db2ec" style:font-style-asian="italic"/>
    </style:style>
    <style:style style:name="T5" style:family="text">
      <style:text-properties fo:language="de" fo:country="AT" fo:font-style="italic" officeooo:rsid="00437879" style:font-style-asian="italic"/>
    </style:style>
    <style:style style:name="T6" style:family="text">
      <style:text-properties fo:language="de" fo:country="AT" fo:font-style="italic" officeooo:rsid="00363fde" style:font-style-asian="italic"/>
    </style:style>
    <style:style style:name="T7" style:family="text">
      <style:text-properties fo:language="de" fo:country="AT" fo:font-style="italic" officeooo:rsid="00397d14" style:font-style-asian="italic"/>
    </style:style>
    <style:style style:name="T8" style:family="text">
      <style:text-properties fo:language="de" fo:country="AT" fo:font-style="italic" officeooo:rsid="003e5c66" style:font-style-asian="italic"/>
    </style:style>
    <style:style style:name="T9" style:family="text">
      <style:text-properties fo:language="de" fo:country="AT" fo:font-style="italic" officeooo:rsid="003fae7f" style:font-style-asian="italic"/>
    </style:style>
    <style:style style:name="T10" style:family="text">
      <style:text-properties fo:language="de" fo:country="DE" fo:font-style="italic" style:font-style-asian="italic"/>
    </style:style>
    <style:style style:name="T11" style:family="text">
      <style:text-properties fo:language="de" fo:country="DE" fo:font-style="italic" officeooo:rsid="000e4d9a" style:font-style-asian="italic"/>
    </style:style>
    <style:style style:name="T12" style:family="text">
      <style:text-properties fo:language="de" fo:country="DE" fo:font-style="italic" officeooo:rsid="00322a2e" style:font-style-asian="italic"/>
    </style:style>
    <style:style style:name="T13" style:family="text">
      <style:text-properties fo:language="de" fo:country="DE" fo:font-style="italic" officeooo:rsid="003316f1" style:font-style-asian="italic"/>
    </style:style>
    <style:style style:name="T14" style:family="text">
      <style:text-properties fo:language="de" fo:country="DE" fo:font-style="italic" officeooo:rsid="0059ee9a" style:font-style-asian="italic"/>
    </style:style>
    <style:style style:name="T15" style:family="text">
      <style:text-properties fo:language="de" fo:country="DE" fo:font-style="italic" officeooo:rsid="005a0319" style:font-style-asian="italic"/>
    </style:style>
    <style:style style:name="T16" style:family="text">
      <style:text-properties fo:language="de" fo:country="DE" fo:font-style="italic" officeooo:rsid="002a5de1" style:font-style-asian="italic"/>
    </style:style>
    <style:style style:name="T17" style:family="text">
      <style:text-properties fo:language="de" fo:country="DE" fo:font-style="italic" fo:font-weight="bold" style:font-style-asian="italic" style:font-weight-asian="bold" style:font-weight-complex="bold"/>
    </style:style>
    <style:style style:name="T18" style:family="text">
      <style:text-properties officeooo:rsid="003316f1"/>
    </style:style>
    <style:style style:name="T19" style:family="text">
      <style:text-properties officeooo:rsid="002a5de1"/>
    </style:style>
    <style:style style:name="T20" style:family="text">
      <style:text-properties officeooo:rsid="005bfbbb"/>
    </style:style>
    <style:style style:name="T21" style:family="text">
      <style:text-properties officeooo:rsid="000e4d9a"/>
    </style:style>
    <style:style style:name="T22" style:family="text">
      <style:text-properties style:font-name="Calibri1"/>
    </style:style>
    <style:style style:name="T23" style:family="text">
      <style:text-properties style:font-name="Calibri1" officeooo:rsid="004fb897"/>
    </style:style>
    <style:style style:name="T24" style:family="text">
      <style:text-properties style:font-name="Calibri1" officeooo:rsid="0051b0ed"/>
    </style:style>
    <style:style style:name="T25" style:family="text">
      <style:text-properties style:font-name="Calibri1" officeooo:rsid="005d1ec6"/>
    </style:style>
    <style:style style:name="T26" style:family="text">
      <style:text-properties style:font-name="Calibri1" fo:language="de" fo:country="DE" fo:font-style="italic" fo:font-weight="bold" officeooo:rsid="005d1ec6" style:font-style-asian="italic" style:font-weight-asian="bold" style:font-weight-complex="bold"/>
    </style:style>
    <style:style style:name="T27" style:family="text">
      <style:text-properties style:font-name="Calibri1" fo:language="de" fo:country="DE" fo:font-style="italic" style:font-style-asian="italic"/>
    </style:style>
    <style:style style:name="T28" style:family="text">
      <style:text-properties style:font-name="Calibri1" fo:language="de" fo:country="DE" fo:font-style="italic" officeooo:rsid="005d1ec6" style:font-style-asian="italic"/>
    </style:style>
    <style:style style:name="T29" style:family="text">
      <style:text-properties officeooo:rsid="005d79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S Softwareentwicklung und Projektmanagement<text:tab/><text:tab/><text:tab/>Sommersemester 2019</text:p>
      <text:p text:style-name="P4"/>
      <text:p text:style-name="P3"/>
      <text:p text:style-name="P2">Konzeptreview</text:p>
      <text:p text:style-name="P3"/>
      <text:p text:style-name="P3"/>
      <text:p text:style-name="P5">Team:</text:p>
      <text:p text:style-name="P8">Mitglied 1: (Peter Christian Rottmayr, ...<text:span text:style-name="T29">TO DO ...</text:span>)</text:p>
      <text:p text:style-name="P7">Mitglied 2: (<text:span text:style-name="T29">Manuel Kuß</text:span>, <text:span text:style-name="T29">11722667</text:span>)</text:p>
      <text:p text:style-name="P6"/>
      <text:p text:style-name="P6"/>
      <text:p text:style-name="P5">Proseminargruppe: <text:span text:style-name="T29">5</text:span></text:p>
      <text:p text:style-name="P7">Gruppenname</text:p>
      <text:p text:style-name="P5"/>
      <text:p text:style-name="P5">Datum: <text:span text:style-name="T29">28.03.2019</text:span></text:p>
      <text:p text:style-name="P9"/>
      <text:h text:style-name="P11" text:outline-level="1">1. Zusammenfassung</text:h>
      <text:p text:style-name="P19">--- <text:span text:style-name="T29">Angabe ---</text:span></text:p>
      <text:list xml:id="list1160718178" text:style-name="WWNum11">
        <text:list-item>
          <text:p text:style-name="P20">Fassen Sie das Systemkonzept in eigenen Worten zusammen</text:p>
        </text:list-item>
        <text:list-item>
          <text:p text:style-name="P20">Fassen Sie das Ergebnis des Reviews kurz zusammen und gehen Sie dabei auf Stärken und Schwächen ein</text:p>
        </text:list-item>
      </text:list>
      <text:p text:style-name="P19">---</text:p>
      <text:p text:style-name="P41">TO DO</text:p>
      <text:h text:style-name="P13" text:outline-level="1">2 Systemüberblick</text:h>
      <text:p text:style-name="P40"/>
      <text:list xml:id="list673244501" text:style-name="WWNum13">
        <text:list-item>
          <text:p text:style-name="P39">Kozept ist größtenteils gut beschrieben und schön ausformuliert</text:p>
        </text:list-item>
        <text:list-item>
          <text:p text:style-name="P39">Zielgruppe ist klar definiert</text:p>
        </text:list-item>
        <text:list-item>
          <text:p text:style-name="P22"><text:span text:style-name="T29">Funktionalitäten stimmen zum Teil nicht mit dem GUI-Prototyp zusammen (genaueres in den Abschnitten)</text:span></text:p>
        </text:list-item>
        <text:list-item>
          <text:p text:style-name="P22"><text:span text:style-name="T29">Ist es sinnvol dass die Schüle mit beim Handy das Spiel spielen? In Schulen wird doch meißt auf Stand-PCs oder Tablets gespielt</text:span></text:p>
          <text:list>
            <text:list-item>
              <text:p text:style-name="P39">GUI-Prototyp ist nur für Handys optimiert (in manchen Schulen sind Handys gar nicht erlaubt)</text:p>
            </text:list-item>
          </text:list>
        </text:list-item>
      </text:list>
      <text:p text:style-name="P26"/>
      <text:h text:style-name="P13" text:outline-level="1">3. Use Cases</text:h>
      <text:p text:style-name="P27"/>
      <text:list xml:id="list2213062684" text:style-name="WWNum14">
        <text:list-item>
          <text:p text:style-name="P28">Das Use-Case Diagramm fehlt (nur Aufzählung)</text:p>
        </text:list-item>
        <text:list-item>
          <text:p text:style-name="P29">Wenn gegendert wird, sollt es überall einheitlich gemacht werden. (Bei der Beschreibung der Akteure wird beim Abschnitt „Manager“ gegendert, bei „Player“ aber nicht</text:p>
        </text:list-item>
        <text:list-item>
          <text:p text:style-name="P42"><text:span text:style-name="T15">Reihenfolge der Use Cases sollte im Diagramm und bei der Beschreibung gleich bleiben</text:span></text:p>
        </text:list-item>
        <text:list-item>
          <text:p text:style-name="P44"><text:span text:style-name="T10">Ansonsten verständlich beschrieben</text:span></text:p>
        </text:list-item>
      </text:list>
      <text:p text:style-name="P46"><text:span text:style-name="T13"/></text:p>
      <text:p text:style-name="P48"><text:span text:style-name="T13">P</text:span><text:span text:style-name="T10">layer:</text:span></text:p>
      <text:list xml:id="list445212372" text:style-name="L3">
        <text:list-item>
          <text:p text:style-name="P43"><text:span text:style-name="T14">Namen sollten im „Diagramm“ und bei der Beschreibug gleich genannt werden:</text:span></text:p>
          <text:list>
            <text:list-item>
              <text:p text:style-name="P43"><text:span text:style-name="T14">Join QuizRoom With PIN heißt unten <text:s/>Join Room With PIN</text:span></text:p>
            </text:list-item>
            <text:list-item>
              <text:p text:style-name="P43"><text:span text:style-name="T14">Join QuizRoom With Hyperlink heißt unten <text:s/>Join Room With Hyperlink</text:span></text:p>
            </text:list-item>
            <text:list-item>
              <text:p text:style-name="P43"><text:span text:style-name="T14">Leave QuizRoom heißt unten LeaveRoom</text:span></text:p>
            </text:list-item>
            <text:list-item>
              <text:p text:style-name="P43"><text:span text:style-name="T14">Get Kicket heißt unten Player Gets Kicked By Timeout/Inactivity</text:span></text:p>
            </text:list-item>
          </text:list>
        </text:list-item>
        <text:list-item>
          <text:p text:style-name="P49"><text:span text:style-name="T10">Log-Out: Kein Erfolg: sollte immer funktionieren.</text:span></text:p>
        </text:list-item>
        <text:list-item>
          <text:p text:style-name="P50"><text:span text:style-name="T10">Select QuestionSet, Select Difficulty, Set Maximum Player und Select Game Mode könnten vielleicht zu einem UseCase zusammengefasst werden (z.B. Edit QuizRoom).</text:span></text:p>
        </text:list-item>
        <text:list-item>
          <text:p text:style-name="P50"><text:span text:style-name="T10">Use Joker: Kein Erfolg: Fehlermeldung?</text:span></text:p>
        </text:list-item>
        <text:list-item>
          <text:p text:style-name="P45"><text:span text:style-name="T10">Wenn der Use-Case Change Own Password notwendig ist, dann sollte es auch einen Change Profile Picture geben. (im Klassendiagramm ist das Attribut vorhanden)</text:span></text:p>
        </text:list-item>
      </text:list>
      <text:p text:style-name="P48"><text:span text:style-name="T10"/></text:p>
      <text:p text:style-name="P48"><text:span text:style-name="T10">Manager: </text:span><text:span text:style-name="T17">TO DO: Peter</text:span></text:p>
      <text:list xml:id="list1180235730" text:style-name="L1">
        <text:list-item>
          <text:p text:style-name="P47"><text:span text:style-name="T10">Reset Own Password </text:span><text:span text:style-name="T13">notwendig?</text:span></text:p>
        </text:list-item>
        <text:list-item>
          <text:p text:style-name="P30"><text:span text:style-name="T18">CreateMangerAccount zu RegisterMangagerAccount</text:span></text:p>
        </text:list-item>
        <text:list-item>
          <text:p text:style-name="P31"><text:span text:style-name="T18">Gehört EditPassword nicht zu EditPlayer?</text:span></text:p>
        </text:list-item>
        <text:list-item>
          <text:p text:style-name="P32">Manage Player‘s Password muss gleich benannt werden</text:p>
        </text:list-item>
        <text:list-item>
          <text:p text:style-name="P33">Use Cases sind nicht beschrieben:</text:p>
          <text:list>
            <text:list-item>
              <text:p text:style-name="P33"><text:soft-page-break/><text:span text:style-name="T19">EditPlayer</text:span></text:p>
            </text:list-item>
            <text:list-item>
              <text:p text:style-name="P33"><text:span text:style-name="T19">ChangeOwnPassword</text:span></text:p>
            </text:list-item>
            <text:list-item>
              <text:p text:style-name="P51"><text:span text:style-name="T16">ResetOwnPassword fehen unten</text:span></text:p>
            </text:list-item>
            <text:list-item>
              <text:p text:style-name="P51"><text:span text:style-name="T10">Login</text:span></text:p>
            </text:list-item>
            <text:list-item>
              <text:p text:style-name="P51"><text:span text:style-name="T10">Logout</text:span></text:p>
            </text:list-item>
            <text:list-item>
              <text:p text:style-name="P51"><text:span text:style-name="T12">EditQuestionSet</text:span></text:p>
            </text:list-item>
          </text:list>
        </text:list-item>
      </text:list>
      <text:p text:style-name="P52"><text:span text:style-name="T12"/></text:p>
      <text:h text:style-name="P13" text:outline-level="1">4 Klassendiagramm<text:bookmark text:name="_GoBack"/></text:h>
      <text:p text:style-name="P23">--- <text:span text:style-name="T20">Angabe ---</text:span></text:p>
      <text:list xml:id="list892859663" text:style-name="WWNum15">
        <text:list-item>
          <text:p text:style-name="P25">Ist das Klassendiagramm frei von technischen Konzepten, d.h. für Fachexperten verständlich?</text:p>
        </text:list-item>
        <text:list-item>
          <text:p text:style-name="P24">Sind die Konzepte im Klassendiagramm konsistent mit den in den Use Case-Beschreibungen verwendeten Begriffen?</text:p>
        </text:list-item>
        <text:list-item>
          <text:p text:style-name="P14"><text:span text:style-name="T27">Setzen Use Cases und Klassendiagramm die Vorgaben um?</text:span></text:p>
        </text:list-item>
        <text:list-item>
          <text:p text:style-name="P24">Ist das Klassendiagramm modellierungstechnisch von guter Qualität?</text:p>
        </text:list-item>
      </text:list>
      <text:p text:style-name="P19">---</text:p>
      <text:list xml:id="list4148909291" text:style-name="L5">
        <text:list-item>
          <text:p text:style-name="P15"><text:span text:style-name="T26">TO DO</text:span><text:span text:style-name="T28">: zusammenfassender schluss, obige fragen beantworten</text:span></text:p>
        </text:list-item>
      </text:list>
      <text:list xml:id="list1920505177" text:style-name="L4">
        <text:list-item>
          <text:p text:style-name="P34">...</text:p>
        </text:list-item>
        <text:list-item>
          <text:p text:style-name="P35">Es sollte in alles Klassen eine eindeutige ID (long) geben.</text:p>
        </text:list-item>
        <text:list-item>
          <text:p text:style-name="P34">An den Beziehungen werden keine Zahlen an den Enden verwendet (z.B. 0...1, *, ...)</text:p>
        </text:list-item>
        <text:list-item>
          <text:p text:style-name="P35">Eine Klasse Answer wäre sinnvoll (für die Aufteilung auf den Geräten)</text:p>
        </text:list-item>
        <text:list-item>
          <text:p text:style-name="P35">Unverständliche Beschreibung bestimmter Attribute:</text:p>
          <text:list>
            <text:list-item>
              <text:p text:style-name="P36">Player: stats_q…</text:p>
            </text:list-item>
            <text:list-item>
              <text:p text:style-name="P36">QuestionSet: play Count</text:p>
            </text:list-item>
            <text:list-item>
              <text:p text:style-name="P53"><text:span text:style-name="T10">Q</text:span><text:span text:style-name="T11">uestion: questionString</text:span></text:p>
            </text:list-item>
          </text:list>
        </text:list-item>
        <text:list-item>
          <text:p text:style-name="P53"><text:span text:style-name="T11">M</text:span><text:span text:style-name="T10">anager</text:span></text:p>
          <text:list>
            <text:list-item>
              <text:p text:style-name="P53"><text:span text:style-name="T10">Username nicht vorhanden</text:span></text:p>
            </text:list-item>
            <text:list-item>
              <text:p text:style-name="P53"><text:span text:style-name="T10">Sollte die Klasse nicht von Player erben? </text:span></text:p>
            </text:list-item>
          </text:list>
        </text:list-item>
        <text:list-item>
          <text:p text:style-name="P37">QuestionSet:</text:p>
          <text:list>
            <text:list-item>
              <text:p text:style-name="P37"><text:span text:style-name="T20">Beschreibt </text:span>description <text:span text:style-name="T20">das </text:span>Thema <text:span text:style-name="T20">(wenn nicht fehlt es vielleicht)</text:span></text:p>
            </text:list-item>
          </text:list>
        </text:list-item>
        <text:list-item>
          <text:p text:style-name="P37">Question: </text:p>
          <text:list>
            <text:list-item>
              <text:p text:style-name="P37">Erst nur auf Texte fokussieren (Bilder wenn Zeit)</text:p>
            </text:list-item>
            <text:list-item>
              <text:p text:style-name="P37">difficulty medium? <text:span text:style-name="T20">(Fragensets gibt es nur in leicht und schwer)</text:span></text:p>
            </text:list-item>
          </text:list>
        </text:list-item>
        <text:list-item>
          <text:p text:style-name="P35">Quizroom: </text:p>
          <text:list>
            <text:list-item>
              <text:p text:style-name="P35">difficulty medium?</text:p>
            </text:list-item>
            <text:list-item>
              <text:p text:style-name="P35">Fragezeichen am Ende wurde übersehen oder nicht beschrieben</text:p>
            </text:list-item>
          </text:list>
        </text:list-item>
        <text:list-item>
          <text:p text:style-name="P35"><text:span text:style-name="T21">ActiveQuestion:</text:span></text:p>
          <text:list>
            <text:list-item>
              <text:p text:style-name="P35"><text:span text:style-name="T21">nur referenzieren. Keine Generalisierung</text:span></text:p>
            </text:list-item>
          </text:list>
        </text:list-item>
      </text:list>
      <text:p text:style-name="P38"/>
      <text:h text:style-name="P13" text:outline-level="1">4 SW-Architektur</text:h>
      <text:p text:style-name="P55">--- <text:span text:style-name="T29">Angabe ---</text:span></text:p>
      <text:list xml:id="list2869679652" text:style-name="WWNum16">
        <text:list-item>
          <text:p text:style-name="P56">Wurden die im arc42 Template definierte Vorgehensweise zur Dokumentation der Bausteinsicht, Laufzeitsicht und Verteilungssicht eingehalten?</text:p>
        </text:list-item>
        <text:list-item>
          <text:p text:style-name="P56">Sind alle wichtigen Komponenten des Systems vorhanden und ausreichend dokumentiert?</text:p>
        </text:list-item>
        <text:list-item>
          <text:p text:style-name="P56">Ist die Dokumentation der SW Architektur konsistent mit den anderen Teilen des Konzepts?</text:p>
        </text:list-item>
        <text:list-item>
          <text:p text:style-name="P56">Ist das Komponentendiagramm zur Beschreibung der Bausteinsicht aussagekräftig und ausreichend dokumentiert?</text:p>
        </text:list-item>
        <text:list-item>
          <text:p text:style-name="P56"><text:soft-page-break/>Sind wichtige Abläufe und Beziehungen zwischen den Komponenten mit entsprechenden Sequenzdiagrammen aussagekräftig und ausreichend dokumentiert?</text:p>
        </text:list-item>
      </text:list>
      <text:p text:style-name="P57">---</text:p>
      <text:p text:style-name="P57"/>
      <text:p text:style-name="P58"/>
      <text:p text:style-name="P59">TO DO</text:p>
      <text:p text:style-name="P58"/>
      <text:p text:style-name="P58">Alles abhängig von User?</text:p>
      <text:p text:style-name="P58"/>
      <text:p text:style-name="P58">Modellierung fragwürdig</text:p>
      <text:p text:style-name="P57"/>
      <text:h text:style-name="P13" text:outline-level="1">5 GUI Prototyp</text:h>
      <text:p text:style-name="P54"/>
      <text:list xml:id="list2801514358" text:style-name="WWNum17">
        <text:list-item>
          <text:p text:style-name="P60"><text:span text:style-name="T4">Schön dargestellter GUI-Prototyp</text:span></text:p>
        </text:list-item>
        <text:list-item>
          <text:p text:style-name="P61"><text:span text:style-name="T4">S</text:span><text:span text:style-name="T2">ehr Benutzerfreundlich</text:span></text:p>
        </text:list-item>
        <text:list-item>
          <text:p text:style-name="P61"><text:span text:style-name="T5">D</text:span><text:span text:style-name="T2">ie einzelnen Fälle sollten genauer Beschrieben/Beschriftet werden</text:span></text:p>
        </text:list-item>
        <text:list-item>
          <text:p text:style-name="P61"><text:span text:style-name="T2">Ist der Name „Fail together“ für Schulen „pädagogisch“ sinnvoll?</text:span></text:p>
        </text:list-item>
        <text:list-item>
          <text:p text:style-name="P61"><text:span text:style-name="T3">P</text:span><text:span text:style-name="T2">layer UI: Profil: zwei mal die gleiche Situation dargestellt. Einmal mit und einmal ohne Settings-Rad</text:span></text:p>
          <text:list>
            <text:list-item>
              <text:p text:style-name="P61"><text:span text:style-name="T2">nicht verständlich</text:span></text:p>
            </text:list-item>
          </text:list>
        </text:list-item>
        <text:list-item>
          <text:p text:style-name="P61"><text:span text:style-name="T7">E</text:span><text:span text:style-name="T2">inige Buttons/Funktionen sind nicht als Use-Case beschrieben:</text:span></text:p>
          <text:list>
            <text:list-item>
              <text:p text:style-name="P61"><text:span text:style-name="T6">Remember </text:span><text:span text:style-name="T2">me (Login)</text:span></text:p>
            </text:list-item>
            <text:list-item>
              <text:p text:style-name="P61"><text:span text:style-name="T2">Share-Button (Quizraum)</text:span></text:p>
            </text:list-item>
          </text:list>
        </text:list-item>
        <text:list-item>
          <text:p text:style-name="P61"><text:span text:style-name="T8">Klare Differenz zwischen Registrieren und Login beim Manager</text:span></text:p>
        </text:list-item>
        <text:list-item>
          <text:p text:style-name="P61"><text:span text:style-name="T3">D</text:span><text:span text:style-name="T9">escription beim erstellen eines Players fehlt im Klassendiagramm</text:span></text:p>
        </text:list-item>
      </text:list>
      <text:p text:style-name="P62"><text:span text:style-name="T9"/></text:p>
      <text:h text:style-name="P12" text:outline-level="1"><text:span text:style-name="T1">6 Projektplan</text:span></text:h>
      <text:p text:style-name="P18"/>
      <text:list xml:id="list642026415" text:style-name="WWNum18">
        <text:list-item>
          <text:p text:style-name="P16"><text:span text:style-name="T23">Verantwortlichkeiten </text:span><text:span text:style-name="T24">fehlen</text:span></text:p>
        </text:list-item>
        <text:list-item>
          <text:p text:style-name="P16"><text:span text:style-name="T25">S</text:span><text:span text:style-name="T24">ound system? </text:span><text:span text:style-name="T25">Wurde in der Konzeptbeschreibung sonst nie erwähnt</text:span></text:p>
        </text:list-item>
        <text:list-item>
          <text:p text:style-name="P16"><text:span text:style-name="T24">Zeitplan </text:span><text:span text:style-name="T25">ist realistisch</text:span></text:p>
        </text:list-item>
        <text:list-item>
          <text:p text:style-name="P17"><text:span text:style-name="T25">A</text:span><text:span text:style-name="T22">ufgaben wurden gut auf die Meilensteine verteil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Überschrift_20_1_20_Zchn" style:display-name="Überschrift 1 Zch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Fußnotentext_20_Zchn" style:display-name="Fußnotentext Zchn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437in" fo:text-indent="-0.25in" fo:margin-left="3.34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437in" fo:text-indent="-0.25in" fo:margin-left="3.843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437in" fo:text-indent="-0.25in" fo:margin-left="4.34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437in" fo:text-indent="-0.25in" fo:margin-left="4.84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in" fo:text-indent="-0.25in" fo:margin-left="4.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in" fo:text-indent="-0.25in" fo:margin-left="4.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>PS Softwareentwicklung und Projektmanagement – Konzeptrevie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</meta:initial-creator>
    <meta:editing-cycles>37</meta:editing-cycles>
    <meta:creation-date>2019-01-30T12:21:00</meta:creation-date>
    <dc:date>2019-03-28T15:38:46.588535414</dc:date>
    <meta:editing-duration>PT1H22S</meta:editing-duration>
    <meta:generator>LibreOffice/6.0.7.3$Linux_X86_64 LibreOffice_project/00m0$Build-3</meta:generator>
    <meta:document-statistic meta:table-count="0" meta:image-count="0" meta:object-count="0" meta:page-count="4" meta:paragraph-count="106" meta:word-count="716" meta:character-count="4841" meta:non-whitespace-character-count="4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